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6.44mm"/>
    </style:style>
    <style:style style:name="co3" style:family="table-column">
      <style:table-column-properties fo:break-before="auto" style:column-width="6.35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8.9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 table:null-year="1960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todo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Buttons für Main Window hinzufüg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Button actions 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Buttons disablen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Optionen Menu erstellen</text:p>
          </table:table-cell>
          <table:table-cell table:style-name="ce6"/>
        </table:table-row>
        <table:table-row table:style-name="ro2">
          <table:table-cell table:style-name="ce1"/>
          <table:table-cell table:style-name="ce2" office:value-type="string" calcext:value-type="string">
            <text:p>Erstellen nutzen, um ursprünglichen Datensatz zu erstellen</text:p>
          </table:table-cell>
          <table:table-cell table:style-name="ce3"/>
        </table:table-row>
        <table:table-row table:style-name="ro2">
          <table:table-cell table:style-name="ce1"/>
          <table:table-cell table:style-name="ce2" office:value-type="string" calcext:value-type="string">
            <text:p>Karten-ID automatisch erstellen lassen</text:p>
          </table:table-cell>
          <table:table-cell table:style-name="ce4"/>
        </table:table-row>
        <table:table-row table:style-name="ro2">
          <table:table-cell table:style-name="ce1"/>
          <table:table-cell table:style-name="ce2" office:value-type="string" calcext:value-type="string">
            <text:p>Sortier- und Filter-funktionen erstell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Profil einmalig automatisch populier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danach immer nur Karten-IDs hinzufügen, wenn Karte das erste Mal gewertet (gesucht und nicht gefunden) wir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Dialog-Panes erstellen: Laden, Speichern, Eingabe-Fehler… 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Profil attribut managen: Karteikarte zuletzt gesehen (DateTime) / zuletzt richtig beantwortet</text:p>
          </table:table-cell>
          <table:table-cell/>
        </table:table-row>
        <table:table-row table:style-name="ro3">
          <table:table-cell table:style-name="ce1"/>
          <table:table-cell office:value-type="string" calcext:value-type="string">
            <text:p><text:s text:c="3"/>setze Wert von DateTime bei erstellen (wenn das erste Mal darauf zugegriffen wird und Profil merkt, dieser Eintrag existiert noch nicht) auf now-minus-30-years (Wenn Set mit Karte gestartet + nach Zeit sortiert wird), dann wenn Karte tatsächlich gezeigt wird setze Angeschaut auf jetzt, wenn richtig setze auch zweiten Wer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Profil: DateTimeFormatter definieren → stattdessen auf Data <text:s/>verschoben.</text:p>
          </table:table-cell>
          <table:table-cell table:style-name="ce4"/>
        </table:table-row>
        <table:table-row table:style-name="ro2">
          <table:table-cell table:style-name="ce1"/>
          <table:table-cell office:value-type="string" calcext:value-type="string">
            <text:p>Profil: toString() anpass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Karteikarte erstellen: wenn Eingabe Zahl beinhaltet, Fehler-Message anzeige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ardcoded Data.populate() anpasse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Nur dann Daten speichern, wenn ein bestimmter Boolean während des Programmablaufes auf true gesetzt wurde (hat der User neue Daten eingegeben?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ata.datenSpeichern() und Data.datenLaden() anpassen, sodass nicht nur Testset geladen/gespeichert wird, sondern auch…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<text:s text:c="3"/>Die Änderungen der Konfiguration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Die Änderungen am Profi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Die Änderungen an bestehenden und die neuen Sets</text:p>
          </table:table-cell>
          <table:table-cell table:style-name="ce3"/>
        </table:table-row>
        <table:table-row table:style-name="ro4">
          <table:table-cell/>
          <table:table-cell office:value-type="string" calcext:value-type="string">
            <text:p>Dialog zum Erstellen einer neuen Karte anpassen: bereits bestehende Lernfelder aus Menu auswählen oder neues Lernfeld eingeb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tructor Karteikarte(String, String, String usw.) anpassen: Lernfeld als ersten Tag nutzen</text:p>
          </table:table-cell>
          <table:table-cell table:style-name="ce4"/>
        </table:table-row>
        <table:table-row table:style-name="ro4">
          <table:table-cell/>
          <table:table-cell office:value-type="string" calcext:value-type="string">
            <text:p>User-Input validation: Wenn eine neue Karte eingegeben wird und die Werte leer / anderweitig nicht in Ordnung sind…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Wenn das in standard.json gespeicherte Profil noch “Standard” heißt (am Anfang), dann fordere den User auf, den Namen des Profiles zu änder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ttribut Farbe von Sets oder von Tags, andere Optionen währen “Ohne farbliche Kennzeichnung” → alles weiß, oder automatisches Färben: rötlich wenn zuletzt falsch beantwortet, grünlich wenn zuletzt korrekt, weiß wenn zum ersten Mal.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look at multithreading for the operations of loading data, especially when there are many files to save or load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Klasse Optionen mit Enums für Farbmodus (aus welchem Grund, wenn überhaupt, sind Karten gefärbt) und ähnliche Konfigurationen mit mehreren, aber endlichen und streng definierten Wahlmöglichkeiten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in.close() anpassen, sodass der Nutzer gefragt wird, ob evtl. bestehende ungespeicherte Änderungen gespeichert werden sollen oder nicht, wenn nicht durch Button “Speichern und Beenden” aufgerufen (sondern durch rotes X oder ALT-F4 oder so.)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num aller bisher verwendeten Tags, das aus .config geladen wird → dort als Map vorhanden, die Tags mit Farben verbinde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den Optionen: User Speicherort für config-Ordner festlegen lasse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nn App fertig ist, als .exe gespeichert zu werden, entferne testset.json und Karteikarten-config Files/Directo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nn ein neues Set erstellt wird, checke ob der Name bereits existiert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log-Pane Karte erstellen anpassen: Input Strings in Text-Areas mit automatischem Zeilenumbruch…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Karten löschen lassen (Aus sämtlichen Sets, in denen sie enthalten ist, entfernen – und die Sets als geändert markieren (boolean))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eil von Konfig: Map mit allen Tags(key) und der Anzahl des Vorkommens(value) – wenn karte entfernt wird, ändere die Werte, wenn value=0 entferne Tag aus List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Dadurch möglich: Karten nach bestimmten Tags (aus Master-Liste) filtern, bereits bestehende Tags bereitstellen wenn neue Karte erstellt wird…</text:p>
          </table:table-cell>
          <table:table-cell/>
        </table:table-row>
        <table:table-row table:style-name="ro6">
          <table:table-cell table:number-columns-repeated="3"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3P0"/>
    </number:currency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 number:calendar="jewish"/>
      <number:text> </number:text>
      <number:month number:calendar="jewish" number:style="long" number:textual="true"/>
    </number:date-style>
    <number:date-style style:name="N139">
      <number:month number:calendar="jewish" number:style="long" number:textual="true"/>
      <number:text> </number:text>
      <number:day number:calendar="jewish"/>
    </number:date-style>
    <number:date-style style:name="N140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  <number:number-style style:name="N10114" number:language="de" number:country="DE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10115" number:language="de" number:country="DE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10116" number:language="de" number:country="DE" loext:transliteration-spellout="title USD" number:transliteration-language="de" number:transliteration-country="DE">
      <number:number number:decimal-places="2" number:min-decimal-places="2" number:min-integer-digits="1"/>
    </number:number-style>
    <number:number-style style:name="N10117" number:language="de" number:country="DE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10118" number:language="de" number:country="DE" loext:transliteration-spellout="upper USD" number:transliteration-language="de" number:transliteration-country="DE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.00.0000</text:date>, <text:time style:data-style-name="N2" text:time-value="12:45:12.038100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1:41:47.535000000</meta:creation-date>
    <dc:date>2026-04-12T17:11:50.126151194</dc:date>
    <meta:editing-duration>PT9H2M57S</meta:editing-duration>
    <meta:editing-cycles>10</meta:editing-cycles>
    <meta:generator>LibreOffice/25.8.6.2$Linux_X86_64 LibreOffice_project/9ad09ed4e41fba5287dcc205220c6d606e1ac75e</meta:generator>
    <meta:document-statistic meta:table-count="1" meta:cell-count="38" meta:object-count="0"/>
  </office:meta>
</office:document-meta>
</file>